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ad4296" draw:marker-start="" draw:marker-start-width="0.33cm" draw:marker-start-center="false" draw:marker-end="" draw:marker-end-width="0.3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2" style:family="graphic" style:parent-style-name="standard">
      <style:graphic-properties draw:stroke="dash" draw:stroke-dash="Dashed_20__28_var_29__20_7096" svg:stroke-width="0.019cm" svg:stroke-color="#ad4296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dash" draw:stroke-dash="Dashed_20__28_var_29__20_7097" svg:stroke-width="0.019cm" svg:stroke-color="#ad4296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ad4296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19cm" svg:stroke-color="#ad4296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6" style:family="graphic" style:parent-style-name="standard">
      <style:graphic-properties draw:stroke="dash" draw:stroke-dash="Dashed_20__28_var_29__20_7098" svg:stroke-width="0.019cm" svg:stroke-color="#ad4296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P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281cm" svg:height="0.38cm" svg:x="9.586cm" svg:y="15.919cm">
            <draw:text-box>
              <text:p text:style-name="P1"><text:span text:style-name="T1">D</text:span></text:p>
            </draw:text-box>
          </draw:frame>
          <draw:frame draw:style-name="gr1" draw:text-style-name="P2" draw:layer="layout" svg:width="0.207cm" svg:height="0.38cm" svg:x="11.364cm" svg:y="15.917cm">
            <draw:text-box>
              <text:p text:style-name="P1"><text:span text:style-name="T1">C</text:span></text:p>
            </draw:text-box>
          </draw:frame>
          <draw:frame draw:style-name="gr1" draw:text-style-name="P2" draw:layer="layout" svg:width="0.207cm" svg:height="0.38cm" svg:x="9.547cm" svg:y="14.52cm">
            <draw:text-box>
              <text:p text:style-name="P1"><text:span text:style-name="T1">A</text:span></text:p>
            </draw:text-box>
          </draw:frame>
          <draw:frame draw:style-name="gr1" draw:text-style-name="P2" draw:layer="layout" svg:width="0.207cm" svg:height="0.38cm" svg:x="11.411cm" svg:y="14.526cm">
            <draw:text-box>
              <text:p text:style-name="P1"><text:span text:style-name="T1">B</text:span></text:p>
            </draw:text-box>
          </draw:frame>
          <draw:frame draw:style-name="gr1" draw:text-style-name="P2" draw:layer="layout" svg:width="0.205cm" svg:height="0.38cm" svg:x="10.242cm" svg:y="13.792cm">
            <draw:text-box>
              <text:p text:style-name="P1"><text:span text:style-name="T1">E</text:span></text:p>
            </draw:text-box>
          </draw:frame>
          <draw:frame draw:style-name="gr1" draw:text-style-name="P2" draw:layer="layout" svg:width="0.212cm" svg:height="0.38cm" svg:x="11.806cm" svg:y="13.817cm">
            <draw:text-box>
              <text:p text:style-name="P1"><text:span text:style-name="T1">F</text:span></text:p>
            </draw:text-box>
          </draw:frame>
          <draw:frame draw:style-name="gr1" draw:text-style-name="P2" draw:layer="layout" svg:width="0.207cm" svg:height="0.38cm" svg:x="11.845cm" svg:y="15.284cm">
            <draw:text-box>
              <text:p text:style-name="P1"><text:span text:style-name="T1">G</text:span></text:p>
            </draw:text-box>
          </draw:frame>
          <draw:frame draw:style-name="gr1" draw:text-style-name="P2" draw:layer="layout" svg:width="0.207cm" svg:height="0.38cm" svg:x="10.118cm" svg:y="15.305cm">
            <draw:text-box>
              <text:p text:style-name="P1"><text:span text:style-name="T1">H</text:span></text:p>
            </draw:text-box>
          </draw:frame>
          <draw:g>
            <draw:line draw:style-name="gr2" draw:text-style-name="P3" draw:layer="layout" svg:x1="10.411cm" svg:y1="15.518cm" svg:x2="11.805cm" svg:y2="15.518cm">
              <text:p/>
            </draw:line>
            <draw:line draw:style-name="gr3" draw:text-style-name="P3" draw:layer="layout" svg:x1="10.413cm" svg:y1="14.155cm" svg:x2="10.413cm" svg:y2="15.519cm">
              <text:p/>
            </draw:line>
            <draw:rect draw:style-name="gr4" draw:text-style-name="P4" draw:layer="layout" svg:width="1.387cm" svg:height="1.366cm" svg:x="9.859cm" svg:y="14.7cm">
              <text:p/>
            </draw:rect>
            <draw:line draw:style-name="gr5" draw:text-style-name="P3" draw:layer="layout" svg:x1="10.413cm" svg:y1="14.158cm" svg:x2="9.866cm" svg:y2="14.697cm">
              <text:p/>
            </draw:line>
            <draw:line draw:style-name="gr5" draw:text-style-name="P3" draw:layer="layout" svg:x1="11.79cm" svg:y1="14.168cm" svg:x2="11.243cm" svg:y2="14.707cm">
              <text:p/>
            </draw:line>
            <draw:line draw:style-name="gr5" draw:text-style-name="P3" draw:layer="layout" svg:x1="11.801cm" svg:y1="15.518cm" svg:x2="11.247cm" svg:y2="16.064cm">
              <text:p/>
            </draw:line>
            <draw:line draw:style-name="gr6" draw:text-style-name="P3" draw:layer="layout" svg:x1="10.415cm" svg:y1="15.518cm" svg:x2="9.868cm" svg:y2="16.057cm">
              <text:p/>
            </draw:line>
            <draw:line draw:style-name="gr5" draw:text-style-name="P3" draw:layer="layout" svg:x1="10.411cm" svg:y1="14.158cm" svg:x2="11.799cm" svg:y2="14.158cm">
              <text:p/>
            </draw:line>
            <draw:line draw:style-name="gr5" draw:text-style-name="P3" draw:layer="layout" svg:x1="11.798cm" svg:y1="15.524cm" svg:x2="11.799cm" svg:y2="14.155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7096" draw:display-name="Dashed (var) 7096" draw:style="rect" draw:dots1="1" draw:dots1-length="0.029cm" draw:dots2="1" draw:dots2-length="0.029cm" draw:distance="0.029cm"/>
    <draw:stroke-dash draw:name="Dashed_20__28_var_29__20_7097" draw:display-name="Dashed (var) 7097" draw:style="rect" draw:dots1="1" draw:dots1-length="0.029cm" draw:dots2="1" draw:dots2-length="0.029cm" draw:distance="0.029cm"/>
    <draw:stroke-dash draw:name="Dashed_20__28_var_29__20_7098" draw:display-name="Dashed (var) 7098" draw:style="rect" draw:dots1="1" draw:dots1-length="0.016cm" draw:dots2="1" draw:dots2-length="0.016cm" draw:distance="0.01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9T17:08:44.205227609</meta:creation-date>
    <dc:date>2018-05-19T17:09:45.548647782</dc:date>
    <meta:editing-duration>PT1M1S</meta:editing-duration>
    <meta:editing-cycles>1</meta:editing-cycles>
    <meta:document-statistic meta:object-count="19"/>
    <meta:generator>LibreOffice/6.0.0.3$MacOSX_X86_64 LibreOffice_project/64a0f66915f38c6217de274f0aa8e15618924765</meta:generator>
  </office:meta>
</office:document-meta>
</file>